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235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521cm"/>
    </style:style>
    <style:style style:name="co15" style:family="table-column">
      <style:table-column-properties fo:break-before="auto" style:column-width="3.4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</office:automatic-styles>
  <office:body>
    <office:spreadsheet>
      <table:table table:name="Fixtures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ompetition</text:p>
          </table:table-cell>
          <table:table-cell office:value-type="string">
            <text:p>day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ts</text:p>
          </table:table-cell>
          <table:table-cell office:value-type="string">
            <text:p>home_team</text:p>
          </table:table-cell>
          <table:table-cell office:value-type="string">
            <text:p>away_team</text:p>
          </table:table-cell>
          <table:table-cell office:value-type="string">
            <text:p>stadium</text:p>
          </table:table-cell>
          <table:table-cell office:value-type="string">
            <text:p>city</text:p>
          </table:table-cell>
          <table:table-cell office:value-type="string">
            <text:p>group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Friday</text:p>
          </table:table-cell>
          <table:table-cell office:value-type="string">
            <text:p>June 10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0T20:00:00</text:p>
          </table:table-cell>
          <table:table-cell office:value-type="string">
            <text:p>France</text:p>
          </table:table-cell>
          <table:table-cell office:value-type="string">
            <text:p>Romania</text:p>
          </table:table-cell>
          <table:table-cell office:value-type="string">
            <text:p>Stade de France</text:p>
          </table:table-cell>
          <table:table-cell office:value-type="string">
            <text:p>Pari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1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1T14:00:00</text:p>
          </table:table-cell>
          <table:table-cell office:value-type="string">
            <text:p>Albania</text:p>
          </table:table-cell>
          <table:table-cell office:value-type="string">
            <text:p>Switzerland</text:p>
          </table:table-cell>
          <table:table-cell office:value-type="string">
            <text:p>Stade Bollaert-Delelis</text:p>
          </table:table-cell>
          <table:table-cell office:value-type="string">
            <text:p>Len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15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5T17:00:00</text:p>
          </table:table-cell>
          <table:table-cell office:value-type="string">
            <text:p>Romania</text:p>
          </table:table-cell>
          <table:table-cell office:value-type="string">
            <text:p>Switzerland</text:p>
          </table:table-cell>
          <table:table-cell office:value-type="string">
            <text:p>Parc des Princes</text:p>
          </table:table-cell>
          <table:table-cell office:value-type="string">
            <text:p>Pari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15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5T20:00:00</text:p>
          </table:table-cell>
          <table:table-cell office:value-type="string">
            <text:p>France</text:p>
          </table:table-cell>
          <table:table-cell office:value-type="string">
            <text:p>Albania</text:p>
          </table:table-cell>
          <table:table-cell office:value-type="string">
            <text:p>Stade Velodrome</text:p>
          </table:table-cell>
          <table:table-cell office:value-type="string">
            <text:p>Marseill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ne 19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9T20:00:00</text:p>
          </table:table-cell>
          <table:table-cell office:value-type="string">
            <text:p>Romania</text:p>
          </table:table-cell>
          <table:table-cell office:value-type="string">
            <text:p>Albania</text:p>
          </table:table-cell>
          <table:table-cell office:value-type="string">
            <text:p>Stade de Lyon</text:p>
          </table:table-cell>
          <table:table-cell office:value-type="string">
            <text:p>Lyo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ne 19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9T20:00:00</text:p>
          </table:table-cell>
          <table:table-cell office:value-type="string">
            <text:p>Switzerland</text:p>
          </table:table-cell>
          <table:table-cell office:value-type="string">
            <text:p>France</text:p>
          </table:table-cell>
          <table:table-cell office:value-type="string">
            <text:p>Stade Pierre Mauroy</text:p>
          </table:table-cell>
          <table:table-cell office:value-type="string">
            <text:p>Lill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1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1T17:00:00</text:p>
          </table:table-cell>
          <table:table-cell office:value-type="string">
            <text:p>Wales</text:p>
          </table:table-cell>
          <table:table-cell office:value-type="string">
            <text:p>Slovakia</text:p>
          </table:table-cell>
          <table:table-cell office:value-type="string">
            <text:p>Stade de Bordeaux</text:p>
          </table:table-cell>
          <table:table-cell office:value-type="string">
            <text:p>Bordeaux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1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1T20:00:00</text:p>
          </table:table-cell>
          <table:table-cell office:value-type="string">
            <text:p>England</text:p>
          </table:table-cell>
          <table:table-cell office:value-type="string">
            <text:p>Russia</text:p>
          </table:table-cell>
          <table:table-cell office:value-type="string">
            <text:p>Stade Velodrome</text:p>
          </table:table-cell>
          <table:table-cell office:value-type="string">
            <text:p>Marseille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15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5T14:00:00</text:p>
          </table:table-cell>
          <table:table-cell office:value-type="string">
            <text:p>Russia</text:p>
          </table:table-cell>
          <table:table-cell office:value-type="string">
            <text:p>Slovakia</text:p>
          </table:table-cell>
          <table:table-cell office:value-type="string">
            <text:p>Stade Pierre Mauroy</text:p>
          </table:table-cell>
          <table:table-cell office:value-type="string">
            <text:p>Lille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hursday</text:p>
          </table:table-cell>
          <table:table-cell office:value-type="string">
            <text:p>June 16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6T14:00:00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tade Bollaert-Delelis</text:p>
          </table:table-cell>
          <table:table-cell office:value-type="string">
            <text:p>Len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Monday</text:p>
          </table:table-cell>
          <table:table-cell office:value-type="string">
            <text:p>June 20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0T20:00:00</text:p>
          </table:table-cell>
          <table:table-cell office:value-type="string">
            <text:p>Russia</text:p>
          </table:table-cell>
          <table:table-cell office:value-type="string">
            <text:p>Wales</text:p>
          </table:table-cell>
          <table:table-cell office:value-type="string">
            <text:p>Stadium de Toulouse</text:p>
          </table:table-cell>
          <table:table-cell office:value-type="string">
            <text:p>Toulouse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Monday</text:p>
          </table:table-cell>
          <table:table-cell office:value-type="string">
            <text:p>June 20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0T20:00:00</text:p>
          </table:table-cell>
          <table:table-cell office:value-type="string">
            <text:p>Slovakia</text:p>
          </table:table-cell>
          <table:table-cell office:value-type="string">
            <text:p>England</text:p>
          </table:table-cell>
          <table:table-cell office:value-type="string">
            <text:p>Stade Geoffroy Guichard</text:p>
          </table:table-cell>
          <table:table-cell office:value-type="string">
            <text:p>St Etienne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ne 12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2T17:00:00</text:p>
          </table:table-cell>
          <table:table-cell office:value-type="string">
            <text:p>Poland</text:p>
          </table:table-cell>
          <table:table-cell office:value-type="string">
            <text:p>Northern Ireland</text:p>
          </table:table-cell>
          <table:table-cell office:value-type="string">
            <text:p>Stade de Nice</text:p>
          </table:table-cell>
          <table:table-cell office:value-type="string">
            <text:p>Nice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ne 12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2T20:00:00</text:p>
          </table:table-cell>
          <table:table-cell office:value-type="string">
            <text:p>Germany</text:p>
          </table:table-cell>
          <table:table-cell office:value-type="string">
            <text:p>Ukraine</text:p>
          </table:table-cell>
          <table:table-cell office:value-type="string">
            <text:p>Stade Pierre Mauroy</text:p>
          </table:table-cell>
          <table:table-cell office:value-type="string">
            <text:p>Lille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hursday</text:p>
          </table:table-cell>
          <table:table-cell office:value-type="string">
            <text:p>June 16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6T17:00:00</text:p>
          </table:table-cell>
          <table:table-cell office:value-type="string">
            <text:p>Ukraine</text:p>
          </table:table-cell>
          <table:table-cell office:value-type="string">
            <text:p>Northern Ireland</text:p>
          </table:table-cell>
          <table:table-cell office:value-type="string">
            <text:p>Stade de Lyon</text:p>
          </table:table-cell>
          <table:table-cell office:value-type="string">
            <text:p>Lyon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hursday</text:p>
          </table:table-cell>
          <table:table-cell office:value-type="string">
            <text:p>June 16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6T20:00:00</text:p>
          </table:table-cell>
          <table:table-cell office:value-type="string">
            <text:p>Germany</text:p>
          </table:table-cell>
          <table:table-cell office:value-type="string">
            <text:p>Poland</text:p>
          </table:table-cell>
          <table:table-cell office:value-type="string">
            <text:p>Stade de France</text:p>
          </table:table-cell>
          <table:table-cell office:value-type="string">
            <text:p>Paris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21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1T17:00:00</text:p>
          </table:table-cell>
          <table:table-cell office:value-type="string">
            <text:p>Ukraine</text:p>
          </table:table-cell>
          <table:table-cell office:value-type="string">
            <text:p>Poland</text:p>
          </table:table-cell>
          <table:table-cell office:value-type="string">
            <text:p>Stade Velodrome</text:p>
          </table:table-cell>
          <table:table-cell office:value-type="string">
            <text:p>Marseille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21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1T17:00:00</text:p>
          </table:table-cell>
          <table:table-cell office:value-type="string">
            <text:p>Northern Ireland</text:p>
          </table:table-cell>
          <table:table-cell office:value-type="string">
            <text:p>Germany</text:p>
          </table:table-cell>
          <table:table-cell office:value-type="string">
            <text:p>Parc des Princes</text:p>
          </table:table-cell>
          <table:table-cell office:value-type="string">
            <text:p>Paris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ne 12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2T14:00:00</text:p>
          </table:table-cell>
          <table:table-cell office:value-type="string">
            <text:p>Turkey</text:p>
          </table:table-cell>
          <table:table-cell office:value-type="string">
            <text:p>Croatia</text:p>
          </table:table-cell>
          <table:table-cell office:value-type="string">
            <text:p>Parc des Princes</text:p>
          </table:table-cell>
          <table:table-cell office:value-type="string">
            <text:p>Pari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Monday</text:p>
          </table:table-cell>
          <table:table-cell office:value-type="string">
            <text:p>June 13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3T14:00:00</text:p>
          </table:table-cell>
          <table:table-cell office:value-type="string">
            <text:p>Spain</text:p>
          </table:table-cell>
          <table:table-cell office:value-type="string">
            <text:p>Czech Republic</text:p>
          </table:table-cell>
          <table:table-cell office:value-type="string">
            <text:p>Stadium de Toulouse</text:p>
          </table:table-cell>
          <table:table-cell office:value-type="string">
            <text:p>Toulous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Friday</text:p>
          </table:table-cell>
          <table:table-cell office:value-type="string">
            <text:p>June 17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7T17:00:00</text:p>
          </table:table-cell>
          <table:table-cell office:value-type="string">
            <text:p>Czech Republic</text:p>
          </table:table-cell>
          <table:table-cell office:value-type="string">
            <text:p>Croatia</text:p>
          </table:table-cell>
          <table:table-cell office:value-type="string">
            <text:p>Stade Geoffroy Guichard</text:p>
          </table:table-cell>
          <table:table-cell office:value-type="string">
            <text:p>St Etienn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Friday</text:p>
          </table:table-cell>
          <table:table-cell office:value-type="string">
            <text:p>June 17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7T20:00:00</text:p>
          </table:table-cell>
          <table:table-cell office:value-type="string">
            <text:p>Spain</text:p>
          </table:table-cell>
          <table:table-cell office:value-type="string">
            <text:p>Turkey</text:p>
          </table:table-cell>
          <table:table-cell office:value-type="string">
            <text:p>Stade de Nice</text:p>
          </table:table-cell>
          <table:table-cell office:value-type="string">
            <text:p>Nic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21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1T20:00:00</text:p>
          </table:table-cell>
          <table:table-cell office:value-type="string">
            <text:p>Czech Republic</text:p>
          </table:table-cell>
          <table:table-cell office:value-type="string">
            <text:p>Turkey</text:p>
          </table:table-cell>
          <table:table-cell office:value-type="string">
            <text:p>Stade Bollaert-Delelis</text:p>
          </table:table-cell>
          <table:table-cell office:value-type="string">
            <text:p>Len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21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1T20:00:00</text:p>
          </table:table-cell>
          <table:table-cell office:value-type="string">
            <text:p>Croatia</text:p>
          </table:table-cell>
          <table:table-cell office:value-type="string">
            <text:p>Spain</text:p>
          </table:table-cell>
          <table:table-cell office:value-type="string">
            <text:p>Stade de Bordeaux</text:p>
          </table:table-cell>
          <table:table-cell office:value-type="string">
            <text:p>Bordeaux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Monday</text:p>
          </table:table-cell>
          <table:table-cell office:value-type="string">
            <text:p>June 13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3T17:00:00</text:p>
          </table:table-cell>
          <table:table-cell office:value-type="string">
            <text:p>Republic of Ireland</text:p>
          </table:table-cell>
          <table:table-cell office:value-type="string">
            <text:p>Sweden</text:p>
          </table:table-cell>
          <table:table-cell office:value-type="string">
            <text:p>Stade de France</text:p>
          </table:table-cell>
          <table:table-cell office:value-type="string">
            <text:p>Paris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Monday</text:p>
          </table:table-cell>
          <table:table-cell office:value-type="string">
            <text:p>June 13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3T20:00:00</text:p>
          </table:table-cell>
          <table:table-cell office:value-type="string">
            <text:p>Belgium</text:p>
          </table:table-cell>
          <table:table-cell office:value-type="string">
            <text:p>Italy</text:p>
          </table:table-cell>
          <table:table-cell office:value-type="string">
            <text:p>Stade de Lyon</text:p>
          </table:table-cell>
          <table:table-cell office:value-type="string">
            <text:p>Lyon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Friday</text:p>
          </table:table-cell>
          <table:table-cell office:value-type="string">
            <text:p>June 17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7T14:00:00</text:p>
          </table:table-cell>
          <table:table-cell office:value-type="string">
            <text:p>Italy</text:p>
          </table:table-cell>
          <table:table-cell office:value-type="string">
            <text:p>Sweden</text:p>
          </table:table-cell>
          <table:table-cell office:value-type="string">
            <text:p>Stadium de Toulouse</text:p>
          </table:table-cell>
          <table:table-cell office:value-type="string">
            <text:p>Toulous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8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18T14:00:00</text:p>
          </table:table-cell>
          <table:table-cell office:value-type="string">
            <text:p>Belgium</text:p>
          </table:table-cell>
          <table:table-cell office:value-type="string">
            <text:p>Republic of Ireland</text:p>
          </table:table-cell>
          <table:table-cell office:value-type="string">
            <text:p>Stade de Bordeaux</text:p>
          </table:table-cell>
          <table:table-cell office:value-type="string">
            <text:p>Bordeaux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22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2T20:00:00</text:p>
          </table:table-cell>
          <table:table-cell office:value-type="string">
            <text:p>Italy</text:p>
          </table:table-cell>
          <table:table-cell office:value-type="string">
            <text:p>Republic of Ireland</text:p>
          </table:table-cell>
          <table:table-cell office:value-type="string">
            <text:p>Stade Pierre Mauroy</text:p>
          </table:table-cell>
          <table:table-cell office:value-type="string">
            <text:p>Lill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22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2T20:00:00</text:p>
          </table:table-cell>
          <table:table-cell office:value-type="string">
            <text:p>Sweden</text:p>
          </table:table-cell>
          <table:table-cell office:value-type="string">
            <text:p>Belgium</text:p>
          </table:table-cell>
          <table:table-cell office:value-type="string">
            <text:p>Stade de Nice</text:p>
          </table:table-cell>
          <table:table-cell office:value-type="string">
            <text:p>Nic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14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4T17:00:00</text:p>
          </table:table-cell>
          <table:table-cell office:value-type="string">
            <text:p>Austria</text:p>
          </table:table-cell>
          <table:table-cell office:value-type="string">
            <text:p>Hungary</text:p>
          </table:table-cell>
          <table:table-cell office:value-type="string">
            <text:p>Stade de Bordeaux</text:p>
          </table:table-cell>
          <table:table-cell office:value-type="string">
            <text:p>Bordeaux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uesday</text:p>
          </table:table-cell>
          <table:table-cell office:value-type="string">
            <text:p>June 14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4T20:00:00</text:p>
          </table:table-cell>
          <table:table-cell office:value-type="string">
            <text:p>Portugal</text:p>
          </table:table-cell>
          <table:table-cell office:value-type="string">
            <text:p>Iceland</text:p>
          </table:table-cell>
          <table:table-cell office:value-type="string">
            <text:p>Stade Geoffroy Guichard</text:p>
          </table:table-cell>
          <table:table-cell office:value-type="string">
            <text:p>St Etienn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8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18T17:00:00</text:p>
          </table:table-cell>
          <table:table-cell office:value-type="string">
            <text:p>Iceland</text:p>
          </table:table-cell>
          <table:table-cell office:value-type="string">
            <text:p>Hungary</text:p>
          </table:table-cell>
          <table:table-cell office:value-type="string">
            <text:p>Stade Velodrome</text:p>
          </table:table-cell>
          <table:table-cell office:value-type="string">
            <text:p>Marseill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ne 18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18T20:00:00</text:p>
          </table:table-cell>
          <table:table-cell office:value-type="string">
            <text:p>Portugal</text:p>
          </table:table-cell>
          <table:table-cell office:value-type="string">
            <text:p>Austria</text:p>
          </table:table-cell>
          <table:table-cell office:value-type="string">
            <text:p>Parc des Princes</text:p>
          </table:table-cell>
          <table:table-cell office:value-type="string">
            <text:p>Paris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22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2T17:00:00</text:p>
          </table:table-cell>
          <table:table-cell office:value-type="string">
            <text:p>Iceland</text:p>
          </table:table-cell>
          <table:table-cell office:value-type="string">
            <text:p>Austria</text:p>
          </table:table-cell>
          <table:table-cell office:value-type="string">
            <text:p>Stade de France</text:p>
          </table:table-cell>
          <table:table-cell office:value-type="string">
            <text:p>Paris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ne 22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2T17:00:00</text:p>
          </table:table-cell>
          <table:table-cell office:value-type="string">
            <text:p>Hungary</text:p>
          </table:table-cell>
          <table:table-cell office:value-type="string">
            <text:p>Portugal</text:p>
          </table:table-cell>
          <table:table-cell office:value-type="string">
            <text:p>Stade de Lyon</text:p>
          </table:table-cell>
          <table:table-cell office:value-type="string">
            <text:p>Lyon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aturday</text:p>
          </table:table-cell>
          <table:table-cell office:value-type="string">
            <text:p>June 25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25T14:00:00</text:p>
          </table:table-cell>
          <table:table-cell office:value-type="string">
            <text:p>Runner-up Group A</text:p>
          </table:table-cell>
          <table:table-cell office:value-type="string">
            <text:p>Runner-up C</text:p>
          </table:table-cell>
          <table:table-cell office:value-type="string">
            <text:p>TBD</text:p>
          </table:table-cell>
          <table:table-cell office:value-type="string">
            <text:p>St-Etienne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aturday</text:p>
          </table:table-cell>
          <table:table-cell office:value-type="string">
            <text:p>June 25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5T20:00:00</text:p>
          </table:table-cell>
          <table:table-cell office:value-type="string">
            <text:p>Winner D</text:p>
          </table:table-cell>
          <table:table-cell office:value-type="string">
            <text:p>Third-place B/E/F</text:p>
          </table:table-cell>
          <table:table-cell office:value-type="string">
            <text:p>TBD</text:p>
          </table:table-cell>
          <table:table-cell office:value-type="string">
            <text:p>Lens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aturday</text:p>
          </table:table-cell>
          <table:table-cell office:value-type="string">
            <text:p>June 25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5T17:00:00</text:p>
          </table:table-cell>
          <table:table-cell office:value-type="string">
            <text:p>Winner B</text:p>
          </table:table-cell>
          <table:table-cell office:value-type="string">
            <text:p>Third-place A/C/D</text:p>
          </table:table-cell>
          <table:table-cell office:value-type="string">
            <text:p>TBD</text:p>
          </table:table-cell>
          <table:table-cell office:value-type="string">
            <text:p>Paris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unday</text:p>
          </table:table-cell>
          <table:table-cell office:value-type="string">
            <text:p>June 26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6T20:00:00</text:p>
          </table:table-cell>
          <table:table-cell office:value-type="string">
            <text:p>Winner F</text:p>
          </table:table-cell>
          <table:table-cell office:value-type="string">
            <text:p>Runner-up E</text:p>
          </table:table-cell>
          <table:table-cell office:value-type="string">
            <text:p>TBD</text:p>
          </table:table-cell>
          <table:table-cell office:value-type="string">
            <text:p>Toulouse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unday</text:p>
          </table:table-cell>
          <table:table-cell office:value-type="string">
            <text:p>June 26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6T17:00:00</text:p>
          </table:table-cell>
          <table:table-cell office:value-type="string">
            <text:p>Winner C</text:p>
          </table:table-cell>
          <table:table-cell office:value-type="string">
            <text:p>Third-place A/B/F</text:p>
          </table:table-cell>
          <table:table-cell office:value-type="string">
            <text:p>TBD</text:p>
          </table:table-cell>
          <table:table-cell office:value-type="string">
            <text:p>Lille 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Sunday</text:p>
          </table:table-cell>
          <table:table-cell office:value-type="string">
            <text:p>June 26</text:p>
          </table:table-cell>
          <table:table-cell table:style-name="ce1" office:value-type="string">
            <text:p>14:00</text:p>
          </table:table-cell>
          <table:table-cell table:style-name="ce1" office:value-type="string">
            <text:p>2016-06-26T14:00:00</text:p>
          </table:table-cell>
          <table:table-cell office:value-type="string">
            <text:p>Winner A</text:p>
          </table:table-cell>
          <table:table-cell office:value-type="string">
            <text:p>Third-place C/D/E</text:p>
          </table:table-cell>
          <table:table-cell office:value-type="string">
            <text:p>TBD</text:p>
          </table:table-cell>
          <table:table-cell office:value-type="string">
            <text:p>Lyon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Monday</text:p>
          </table:table-cell>
          <table:table-cell office:value-type="string">
            <text:p>June 27</text:p>
          </table:table-cell>
          <table:table-cell table:style-name="ce1" office:value-type="string">
            <text:p>17:00</text:p>
          </table:table-cell>
          <table:table-cell table:style-name="ce1" office:value-type="string">
            <text:p>2016-06-27T17:00:00</text:p>
          </table:table-cell>
          <table:table-cell office:value-type="string">
            <text:p>Winner E</text:p>
          </table:table-cell>
          <table:table-cell office:value-type="string">
            <text:p>Runner-up D</text:p>
          </table:table-cell>
          <table:table-cell office:value-type="string">
            <text:p>TBD</text:p>
          </table:table-cell>
          <table:table-cell office:value-type="string">
            <text:p>St-Denis 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table:style-name="ce1" office:value-type="string">
            <text:p>Monday</text:p>
          </table:table-cell>
          <table:table-cell office:value-type="string">
            <text:p>June 27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27T20:00:00</text:p>
          </table:table-cell>
          <table:table-cell office:value-type="string">
            <text:p>Runner-up B</text:p>
          </table:table-cell>
          <table:table-cell office:value-type="string">
            <text:p>Runner-up F</text:p>
          </table:table-cell>
          <table:table-cell office:value-type="string">
            <text:p>TBD</text:p>
          </table:table-cell>
          <table:table-cell office:value-type="string">
            <text:p>Nice</text:p>
          </table:table-cell>
          <table:table-cell office:value-type="string">
            <text:p>Last 16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hursday</text:p>
          </table:table-cell>
          <table:table-cell office:value-type="string">
            <text:p>June 30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6-30T20:00:00</text:p>
          </table:table-cell>
          <table:table-cell office:value-type="string">
            <text:p>Winner Match 1</text:p>
          </table:table-cell>
          <table:table-cell office:value-type="string">
            <text:p>Winner Match 2</text:p>
          </table:table-cell>
          <table:table-cell office:value-type="string">
            <text:p>TBD</text:p>
          </table:table-cell>
          <table:table-cell office:value-type="string">
            <text:p>Marseille</text:p>
          </table:table-cell>
          <table:table-cell office:value-type="string">
            <text:p>Q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Friday</text:p>
          </table:table-cell>
          <table:table-cell office:value-type="string">
            <text:p>July 1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1T20:00:00</text:p>
          </table:table-cell>
          <table:table-cell office:value-type="string">
            <text:p>Winner Match 3</text:p>
          </table:table-cell>
          <table:table-cell office:value-type="string">
            <text:p>Winner Match 4</text:p>
          </table:table-cell>
          <table:table-cell office:value-type="string">
            <text:p>TBD</text:p>
          </table:table-cell>
          <table:table-cell office:value-type="string">
            <text:p>Lille</text:p>
          </table:table-cell>
          <table:table-cell office:value-type="string">
            <text:p>Q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aturday</text:p>
          </table:table-cell>
          <table:table-cell office:value-type="string">
            <text:p>July 2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2T20:00:00</text:p>
          </table:table-cell>
          <table:table-cell office:value-type="string">
            <text:p>Winner Match 5</text:p>
          </table:table-cell>
          <table:table-cell office:value-type="string">
            <text:p>Winner Match 6</text:p>
          </table:table-cell>
          <table:table-cell office:value-type="string">
            <text:p>TBD</text:p>
          </table:table-cell>
          <table:table-cell office:value-type="string">
            <text:p>Bordeaux</text:p>
          </table:table-cell>
          <table:table-cell office:value-type="string">
            <text:p>Q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ly 3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3T20:00:00</text:p>
          </table:table-cell>
          <table:table-cell office:value-type="string">
            <text:p>Winner Match 7</text:p>
          </table:table-cell>
          <table:table-cell office:value-type="string">
            <text:p>Winner Match 8</text:p>
          </table:table-cell>
          <table:table-cell office:value-type="string">
            <text:p>TBD</text:p>
          </table:table-cell>
          <table:table-cell office:value-type="string">
            <text:p>St-Denis</text:p>
          </table:table-cell>
          <table:table-cell office:value-type="string">
            <text:p>Q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Wednesday</text:p>
          </table:table-cell>
          <table:table-cell office:value-type="string">
            <text:p>July 6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6T20:00:00</text:p>
          </table:table-cell>
          <table:table-cell office:value-type="string">
            <text:p>Winner QF1</text:p>
          </table:table-cell>
          <table:table-cell office:value-type="string">
            <text:p>Winner QF2</text:p>
          </table:table-cell>
          <table:table-cell office:value-type="string">
            <text:p>TBD</text:p>
          </table:table-cell>
          <table:table-cell office:value-type="string">
            <text:p>Lyon <text:s/></text:p>
          </table:table-cell>
          <table:table-cell office:value-type="string">
            <text:p>S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Thursday</text:p>
          </table:table-cell>
          <table:table-cell office:value-type="string">
            <text:p>July 7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7T20:00:00</text:p>
          </table:table-cell>
          <table:table-cell office:value-type="string">
            <text:p>Winner QF3</text:p>
          </table:table-cell>
          <table:table-cell office:value-type="string">
            <text:p>Winner QF4</text:p>
          </table:table-cell>
          <table:table-cell office:value-type="string">
            <text:p>TBD</text:p>
          </table:table-cell>
          <table:table-cell office:value-type="string">
            <text:p>Marseille </text:p>
          </table:table-cell>
          <table:table-cell office:value-type="string">
            <text:p>SF</text:p>
          </table:table-cell>
        </table:table-row>
        <table:table-row table:style-name="ro1">
          <table:table-cell office:value-type="string">
            <text:p>EURO 2016</text:p>
          </table:table-cell>
          <table:table-cell office:value-type="string">
            <text:p>Sunday</text:p>
          </table:table-cell>
          <table:table-cell office:value-type="string">
            <text:p>July 10</text:p>
          </table:table-cell>
          <table:table-cell table:style-name="ce1" office:value-type="string">
            <text:p>20:00</text:p>
          </table:table-cell>
          <table:table-cell table:style-name="ce1" office:value-type="string">
            <text:p>2016-07-10T20:00:00</text:p>
          </table:table-cell>
          <table:table-cell office:value-type="string">
            <text:p>Winner SF1</text:p>
          </table:table-cell>
          <table:table-cell office:value-type="string">
            <text:p>Winner SF2</text:p>
          </table:table-cell>
          <table:table-cell office:value-type="string">
            <text:p>TBD</text:p>
          </table:table-cell>
          <table:table-cell office:value-type="string">
            <text:p>St-Denis</text:p>
          </table:table-cell>
          <table:table-cell office:value-type="string">
            <text:p>F</text:p>
          </table:table-cell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uro2016Teams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group</text:p>
          </table:table-cell>
          <table:table-cell table:number-columns-repeated="6"/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UI</text:p>
          </table:table-cell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 office:value-type="string">
            <text:p>England</text:p>
          </table:table-cell>
          <table:table-cell office:value-type="string">
            <text:p>ENG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-type="string">
            <text:p>B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>
            <text:p>Wales</text:p>
          </table:table-cell>
          <table:table-cell office:value-type="string">
            <text:p>WAL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Germany</text:p>
          </table:table-cell>
          <table:table-cell office:value-type="string">
            <text:p>GER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office:value-type="string">
            <text:p>Northern Ireland</text:p>
          </table:table-cell>
          <table:table-cell office:value-type="string">
            <text:p>NIR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D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office:value-type="string">
            <text:p>Croatia</text:p>
          </table:table-cell>
          <table:table-cell office:value-type="string">
            <text:p>CRO</text:p>
          </table:table-cell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office:value-type="string">
            <text:p>Republic of Ireland</text:p>
          </table:table-cell>
          <table:table-cell office:value-type="string">
            <text:p>IRL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office:value-type="string">
            <text:p>Portugal</text:p>
          </table:table-cell>
          <table:table-cell office:value-type="string">
            <text:p>POR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F</text:p>
          </table:table-cell>
          <table:table-cell table:number-columns-repeated="6"/>
        </table:table-row>
      </table:table>
      <table:table table:name="Countries" table:style-name="ta1">
        <table:table-column table:style-name="co15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office:value-type="string">
            <text:p>name</text:p>
          </table:table-cell>
          <table:table-cell office:value-type="string">
            <text:p>code</text:p>
          </table:table-cell>
          <table:table-cell table:style-name="Default"/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/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/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/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/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/>
        </table:table-row>
        <table:table-row table:style-name="ro1">
          <table:table-cell office:value-type="string">
            <text:p>Bosnia-Herzegovina</text:p>
          </table:table-cell>
          <table:table-cell office:value-type="string">
            <text:p>BIH</text:p>
          </table:table-cell>
          <table:table-cell/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</text:p>
          </table:table-cell>
          <table:table-cell/>
        </table:table-row>
        <table:table-row table:style-name="ro1">
          <table:table-cell office:value-type="string">
            <text:p>Croatia</text:p>
          </table:table-cell>
          <table:table-cell office:value-type="string">
            <text:p>CRO</text:p>
          </table:table-cell>
          <table:table-cell/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/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/>
        </table:table-row>
        <table:table-row table:style-name="ro1">
          <table:table-cell office:value-type="string">
            <text:p>Denmar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office:value-type="string">
            <text:p>England</text:p>
          </table:table-cell>
          <table:table-cell office:value-type="string">
            <text:p>ENG</text:p>
          </table:table-cell>
          <table:table-cell/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/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/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/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/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/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/>
        </table:table-row>
        <table:table-row table:style-name="ro1">
          <table:table-cell office:value-type="string">
            <text:p>Germany</text:p>
          </table:table-cell>
          <table:table-cell office:value-type="string">
            <text:p>GER</text:p>
          </table:table-cell>
          <table:table-cell/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/>
        </table:table-row>
        <table:table-row table:style-name="ro1">
          <table:table-cell office:value-type="string">
            <text:p>Greece</text:p>
          </table:table-cell>
          <table:table-cell office:value-type="string">
            <text:p>GRE</text:p>
          </table:table-cell>
          <table:table-cell/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/>
        </table:table-row>
        <table:table-row table:style-name="ro1">
          <table:table-cell office:value-type="string">
            <text:p>Republic of Ireland</text:p>
          </table:table-cell>
          <table:table-cell office:value-type="string">
            <text:p>IRL</text:p>
          </table:table-cell>
          <table:table-cell/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/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/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/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/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/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/>
        </table:table-row>
        <table:table-row table:style-name="ro1">
          <table:table-cell office:value-type="string">
            <text:p>FYR Macedonia</text:p>
          </table:table-cell>
          <table:table-cell office:value-type="string">
            <text:p>MKD</text:p>
          </table:table-cell>
          <table:table-cell/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ED</text:p>
          </table:table-cell>
          <table:table-cell/>
        </table:table-row>
        <table:table-row table:style-name="ro1">
          <table:table-cell office:value-type="string">
            <text:p>Northern Ireland</text:p>
          </table:table-cell>
          <table:table-cell office:value-type="string">
            <text:p>NIR</text:p>
          </table:table-cell>
          <table:table-cell/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/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/>
        </table:table-row>
        <table:table-row table:style-name="ro1">
          <table:table-cell office:value-type="string">
            <text:p>Portugal</text:p>
          </table:table-cell>
          <table:table-cell office:value-type="string">
            <text:p>POR</text:p>
          </table:table-cell>
          <table:table-cell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/>
        </table:table-row>
        <table:table-row table:style-name="ro1">
          <table:table-cell office:value-type="string">
            <text:p>Russia</text:p>
          </table:table-cell>
          <table:table-cell office:value-type="string">
            <text:p>RUS</text:p>
          </table:table-cell>
          <table:table-cell/>
        </table:table-row>
        <table:table-row table:style-name="ro1">
          <table:table-cell office:value-type="string">
            <text:p>Scotland</text:p>
          </table:table-cell>
          <table:table-cell office:value-type="string">
            <text:p>SCO</text:p>
          </table:table-cell>
          <table:table-cell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/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UI</text:p>
          </table:table-cell>
          <table:table-cell/>
        </table:table-row>
        <table:table-row table:style-name="ro1">
          <table:table-cell office:value-type="string">
            <text:p>Slovakia</text:p>
          </table:table-cell>
          <table:table-cell office:value-type="string">
            <text:p>SVK</text:p>
          </table:table-cell>
          <table:table-cell/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/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/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/>
        </table:table-row>
        <table:table-row table:style-name="ro1">
          <table:table-cell office:value-type="string">
            <text:p>Wales</text:p>
          </table:table-cell>
          <table:table-cell office:value-type="string">
            <text:p>WAL</text:p>
          </table:table-cell>
          <table:table-cell/>
        </table:table-row>
      </table:table>
      <table:named-expressions/>
      <table:database-ranges>
        <table:database-range table:name="__Anonymous_Sheet_DB__1" table:target-range-address="Euro2016Teams.A1:Euro2016Teams.A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5ive </meta:initial-creator>
    <meta:creation-date>2016-03-20T11:58:26</meta:creation-date>
    <dc:date>2016-03-20T14:31:08</dc:date>
    <dc:creator>sur5ive </dc:creator>
    <meta:editing-duration>PT2H22M47S</meta:editing-duration>
    <meta:editing-cycles>24</meta:editing-cycles>
    <meta:generator>LibreOffice/3.5$Linux_X86_64 LibreOffice_project/350m1$Build-2</meta:generator>
    <meta:document-statistic meta:table-count="3" meta:cell-count="705" meta:object-count="0"/>
  </office:meta>
</office:document-meta>
</file>